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ce style:name="Arial"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top="0.127cm" fo:margin-bottom="0cm" loext:contextual-spacing="false"/>
    </style:style>
    <style:style style:name="P2" style:family="paragraph" style:parent-style-name="Standard">
      <style:paragraph-properties fo:margin-top="0.127cm" fo:margin-bottom="0cm" loext:contextual-spacing="false">
        <style:tab-stops>
          <style:tab-stop style:position="1.249cm"/>
          <style:tab-stop style:position="2.501cm"/>
          <style:tab-stop style:position="3.752cm"/>
          <style:tab-stop style:position="5.001cm"/>
          <style:tab-stop style:position="6.253cm"/>
          <style:tab-stop style:position="7.504cm"/>
          <style:tab-stop style:position="8.756cm"/>
          <style:tab-stop style:position="10.005cm"/>
          <style:tab-stop style:position="11.255cm"/>
          <style:tab-stop style:position="12.508cm"/>
          <style:tab-stop style:position="13.757cm"/>
          <style:tab-stop style:position="15.007cm"/>
          <style:tab-stop style:position="16.258cm"/>
        </style:tab-stops>
      </style:paragraph-properties>
    </style:style>
    <style:style style:name="P3" style:family="paragraph" style:parent-style-name="Standard">
      <style:paragraph-properties fo:margin-top="0.127cm" fo:margin-bottom="0cm" loext:contextual-spacing="false" fo:text-align="justify" style:justify-single-word="false">
        <style:tab-stops>
          <style:tab-stop style:position="1.249cm"/>
          <style:tab-stop style:position="2.501cm"/>
          <style:tab-stop style:position="3.752cm"/>
          <style:tab-stop style:position="5.001cm"/>
          <style:tab-stop style:position="6.253cm"/>
          <style:tab-stop style:position="7.504cm"/>
          <style:tab-stop style:position="8.756cm"/>
          <style:tab-stop style:position="10.005cm"/>
          <style:tab-stop style:position="11.255cm"/>
          <style:tab-stop style:position="12.508cm"/>
          <style:tab-stop style:position="13.757cm"/>
          <style:tab-stop style:position="15.007cm"/>
          <style:tab-stop style:position="16.258cm"/>
        </style:tab-stops>
      </style:paragraph-properties>
    </style:style>
    <style:style style:name="P4" style:family="paragraph" style:parent-style-name="Standard">
      <style:paragraph-properties fo:margin-left="0cm" fo:margin-right="4.001cm" fo:margin-top="0.042cm" fo:margin-bottom="0cm" loext:contextual-spacing="false" style:line-height-at-least="0.508cm" fo:text-indent="0cm" style:auto-text-indent="false">
        <style:tab-stops>
          <style:tab-stop style:position="1cm"/>
          <style:tab-stop style:position="2.252cm"/>
          <style:tab-stop style:position="3.503cm"/>
          <style:tab-stop style:position="4.755cm"/>
          <style:tab-stop style:position="6.004cm"/>
          <style:tab-stop style:position="7.255cm"/>
          <style:tab-stop style:position="8.507cm"/>
          <style:tab-stop style:position="9.756cm"/>
          <style:tab-stop style:position="11.007cm"/>
          <style:tab-stop style:position="12.257cm"/>
        </style:tab-stops>
      </style:paragraph-properties>
    </style:style>
    <style:style style:name="P5" style:family="paragraph" style:parent-style-name="Standard">
      <style:paragraph-properties fo:margin-top="0.042cm" fo:margin-bottom="0cm" loext:contextual-spacing="false" style:line-height-at-least="0.508cm">
        <style:tab-stops>
          <style:tab-stop style:position="1cm"/>
          <style:tab-stop style:position="2.252cm"/>
          <style:tab-stop style:position="3.503cm"/>
          <style:tab-stop style:position="4.755cm"/>
          <style:tab-stop style:position="6.004cm"/>
          <style:tab-stop style:position="7.255cm"/>
          <style:tab-stop style:position="8.507cm"/>
          <style:tab-stop style:position="9.756cm"/>
          <style:tab-stop style:position="11.007cm"/>
          <style:tab-stop style:position="12.257cm"/>
        </style:tab-stops>
      </style:paragraph-properties>
    </style:style>
    <style:style style:name="P6" style:family="paragraph" style:parent-style-name="Footer">
      <style:paragraph-properties>
        <style:tab-stops/>
      </style:paragraph-properties>
      <style:text-properties style:font-name="Garamond"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Footer">
      <style:paragraph-properties fo:text-align="justify" style:justify-single-word="false">
        <style:tab-stops/>
      </style:paragraph-properties>
      <style:text-properties style:font-name="Garamond"/>
    </style:style>
    <style:style style:name="P8" style:family="paragraph" style:parent-style-name="Footer">
      <style:paragraph-properties>
        <style:tab-stops/>
      </style:paragraph-properties>
    </style:style>
    <style:style style:name="P9" style:family="paragraph" style:parent-style-name="Footer">
      <style:paragraph-properties fo:text-align="justify" style:justify-single-word="false">
        <style:tab-stops/>
      </style:paragraph-properties>
    </style:style>
    <style:style style:name="P10" style:family="paragraph" style:parent-style-name="Footer" style:list-style-name="WWNum1">
      <style:paragraph-properties fo:text-align="justify" style:justify-single-word="false">
        <style:tab-stops/>
      </style:paragraph-properties>
    </style:style>
    <style:style style:name="P11" style:family="paragraph" style:parent-style-name="I0N12" style:master-page-name="Standard">
      <style:paragraph-properties fo:margin-top="0.034cm" fo:margin-bottom="0.099cm" loext:contextual-spacing="false" fo:text-align="start" style:justify-single-word="false" fo:orphans="2" fo:widows="2" style:page-number="auto">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7.145cm"/>
          <style:tab-stop style:position="19.05cm"/>
          <style:tab-stop style:position="20.955cm"/>
          <style:tab-stop style:position="22.86cm"/>
          <style:tab-stop style:position="24.765cm"/>
          <style:tab-stop style:position="26.67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style>
    <style:style style:name="P12" style:family="paragraph">
      <loext:graphic-properties draw:fill="none"/>
      <style:paragraph-properties fo:text-align="start"/>
      <style:text-properties fo:font-size="18pt"/>
    </style:style>
    <style:style style:name="T1" style:family="text">
      <style:text-properties style:font-name="Arial" fo:font-size="16pt" fo:font-weight="bold" style:font-size-asian="16pt" style:font-weight-asian="bold" style:font-name-complex="Arial1" style:font-weight-complex="bold"/>
    </style:style>
    <style:style style:name="T2" style:family="text">
      <style:text-properties style:font-name="Garamond"/>
    </style:style>
    <style:style style:name="T3" style:family="text">
      <style:text-properties style:font-name="Garamond" fo:font-style="italic" fo:font-weight="bold" style:font-style-asian="italic" style:font-weight-asian="bold" style:font-style-complex="italic" style:font-weight-complex="bold"/>
    </style:style>
    <style:style style:name="T4" style:family="text">
      <style:text-properties style:font-name="Garamond"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style:font-name="Garamond" style:text-underline-style="solid" style:text-underline-width="auto" style:text-underline-color="font-color"/>
    </style:style>
    <style:style style:name="gr1" style:family="graphic">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fo:margin-left="0.392cm" fo:margin-right="0.432cm" fo:margin-top="0.076cm" fo:margin-bottom="0.10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P 3</text:span><text:bookmark text:name="_GoBack"/><text:span text:style-name="T1"> : ALGORITHME DU PLUS COURT CHEMIN (LEE)</text:span></text:p>
      <text:p text:style-name="Standard"><draw:line text:anchor-type="paragraph" draw:z-index="0" draw:name="Line 2" draw:style-name="gr1" draw:text-style-name="P12" svg:x1="-0.06cm" svg:y1="0.182cm" svg:x2="14.355cm" svg:y2="0.184cm"><text:p/></draw:line></text:p>
      <text:p text:style-name="Standard"/>
      <text:p text:style-name="Standard"><text:span text:style-name="T2">Dans un labyrinthe, on recherche un chemin, le plus court possible, allant d'une case de départ (Xd,Yd) à une case d'arrivée (Xa,Ya), données.</text:span></text:p>
      <text:h text:style-name="Heading_20_2" text:outline-level="2"><text:span text:style-name="T2"><text:s/>1. Représentation</text:span></text:h>
      <text:p text:style-name="P2"><text:span text:style-name="T2"><text:s/>On représente le labyrinthe par un tableau rectangulaire T[M][N] d'entiers (M&lt;=60 et N&lt;=60, tous les deux plus petits pendant la mise au point). On emploiera le codage suivant : <text:line-break/> <text:tab/>T[X][Y] <text:tab/> Signification <text:line-break/> <text:tab/>-1 <text:tab/><text:tab/> "case bloquée par un obstacle" <text:line-break/> <text:tab/>0 <text:tab/><text:tab/> "case libre non encore traversée" <text:line-break/> <text:tab/>r&gt;0 <text:tab/><text:tab/> "case libre traversée au pas "r" <text:line-break/> <text:tab/>-2 <text:tab/><text:tab/> "case du segment de chemin déjà tracée.</text:span></text:p>
      <text:p text:style-name="P2"><text:span text:style-name="T2">Conditions de cheminement :</text:span></text:p>
      <text:p text:style-name="Standard"><text:span text:style-name="T2"><text:s/>On regarde le tableau T comme une carte géographique. D'une case (i,j) on peut passer seulement à ses quatre voisines nord, sud, est et ouest, si elles existent (attention au voisinage des bords) et si elles sont libres d'obstacle.</text:span></text:p>
      <text:h text:style-name="Heading_20_2" text:outline-level="2"><text:span text:style-name="T2"><text:s/>2. Algorithme</text:span></text:h>
      <text:p text:style-name="P1"><text:span text:style-name="T3"><text:s/></text:span><text:span text:style-name="T4">2.1 Phase d'expansion</text:span></text:p>
      <text:p text:style-name="P3"><text:span text:style-name="T2"><text:s/>On marque "1" la case de départ. On fixe lp=1 (longueur parcourue).</text:span></text:p>
      <text:p text:style-name="P3"><text:span text:style-name="T2"><text:s/>En balayant tout le tableau dans un ordre quelconque, on marque "lp+1" toutes les cases libres d'obstacle, non déjà traversées et adjacentes par le Nord, le Sud, l'Est ou l'Ouest à une case numérotée "lp". Puis on incrémente lp. </text:span></text:p>
      <text:p text:style-name="P3"><text:span text:style-name="T2"><text:tab/>Cette opération est répétée jusqu'à ce que la case d'arrivée soit atteinte (cas où le chemin existe) ou bien jusqu'à ce que l'exécution d'un balayage du tableau s'achève sans qu'aucune case supplémentaire n'ait été marquée (cas où le chemin n'existe pas : les cases de départ et d'arrivée sont séparées par des obstacles incontournables).</text:span></text:p>
      <text:p text:style-name="P1"><text:span text:style-name="T4"><text:s/>2.2 Phase de remontée ou de tracé</text:span></text:p>
      <text:p text:style-name="P2"><text:span text:style-name="T2"><text:s/>Quand un chemin existe, on le trace en remontant de la case d'arrivée à la case de départ.</text:span></text:p>
      <text:p text:style-name="P3"><text:span text:style-name="T2"><text:s/>On mémorise la longueur du chemin trouvé : lp = T[Xa][Ya]. C'est la distance entre (Xd,Yd) et (Xa,Ya) pour les conditions de cheminement adopté. Puis on marque comme appartenant au chemin ("-2") la case d'arrivée, qui est donc la case initiale de la remontée.</text:span></text:p>
      <text:p text:style-name="P3"><text:span text:style-name="T2">Alors, tant que la dernière case marquée n'est pas la case de départ, on en recherche une voisine qui soit marquée "lp-1" (on sait </text:span><text:soft-page-break/><text:span text:style-name="T2">qu'il en existe une, car autrement la précédente ne serait pas marquée lp), on la marque "appartenant au chemin" et on décrémente lp. </text:span></text:p>
      <text:p text:style-name="P1"><text:span text:style-name="T4">3. Présentation des résultats</text:span></text:p>
      <text:p text:style-name="P3"><text:span text:style-name="T2">Pour visualiser à l'écran le labyrinthe et le chemin, on convertit chaque valeur entière du tableau T en un seul caractère imprimable selon la convention :</text:span></text:p>
      <text:p text:style-name="P4"><text:span text:style-name="T2"><text:s/>'0' = Obstacle <text:line-break/> '*' = Case du chemin <text:line-break/> '.' = Case libre hors chemin</text:span></text:p>
      <text:p text:style-name="P5"><text:span text:style-name="T5">Remarques</text:span><text:span text:style-name="T2"> : </text:span></text:p>
      <text:p text:style-name="P5"><text:tab/>Pour simplifier le traitement des cases se trouvant sur le bord du labyrinthe, on pourra entourer celui-ci d'obstacles. Ainsi toute case du labyrinthe possède 4 voisins.</text:p>
      <text:p text:style-name="P5"><text:tab/>On pensera au cas où il n'existerait pas de chemin.</text:p>
      <text:p text:style-name="P6"/>
      <text:p text:style-name="P8"><text:span text:style-name="T4">4 – Modification de la phase d’expansion (si vous êtes en avance ou très fort) (Facultatif)</text:span></text:p>
      <text:p text:style-name="P7"/>
      <text:p text:style-name="P9"><text:span text:style-name="T2">Afin d’améliorer la phase d’expansion on utilisera une file. Au lieu de balayer l’ensemble du tableau, les cases nouvellement marquées sont alors stockées dans une file. Initialement la file contient la case départ. Ecrire le programme correspondant en utilisant :</text:span></text:p>
      <text:list xml:id="list4186833753" text:style-name="WWNum1">
        <text:list-item>
          <text:list>
            <text:list-item>
              <text:p text:style-name="P10"><text:span text:style-name="T2">Une fonction qui ajoute un élément à la file,</text:span></text:p>
            </text:list-item>
            <text:list-item>
              <text:p text:style-name="P10"><text:span text:style-name="T2">Une fonction qui retire un élément,</text:span></text:p>
            </text:list-item>
            <text:list-item>
              <text:p text:style-name="P10"><text:span text:style-name="T2">Une fonction qui teste si la file est vide </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ce style:name="Arial"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GB"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language="fr" fo:country="FR" style:font-name-asian="Times New Roman2" style:font-family-asian="'Times New Roman'" style:font-family-generic-asian="system" style:font-pitch-asian="variable" style:language-asian="fr" style:country-asian="FR"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style:line-height-at-least="0.423cm" fo:keep-together="always" fo:orphans="0" fo:widows="0" fo:keep-with-next="always">
        <style:tab-stops>
          <style:tab-stop style:position="0cm"/>
          <style:tab-stop style:position="0.252cm"/>
          <style:tab-stop style:position="1.501cm"/>
          <style:tab-stop style:position="2.752cm"/>
          <style:tab-stop style:position="4.002cm"/>
          <style:tab-stop style:position="5.253cm"/>
          <style:tab-stop style:position="6.502cm"/>
          <style:tab-stop style:position="7.754cm"/>
          <style:tab-stop style:position="9.005cm"/>
          <style:tab-stop style:position="10.253cm"/>
          <style:tab-stop style:position="11.506cm"/>
          <style:tab-stop style:position="12.756cm"/>
          <style:tab-stop style:position="14.009cm"/>
          <style:tab-stop style:position="15.258cm"/>
        </style:tab-stops>
      </style:paragraph-properties>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I0N12" style:family="paragraph" style:default-outline-level="">
      <style:paragraph-properties fo:margin-top="0cm" fo:margin-bottom="0.099cm" loext:contextual-spacing="false" style:line-height-at-least="0.49cm" fo:text-align="justify" style:justify-single-word="false" fo:orphans="0" fo:widows="0" style:writing-mode="lr-tb">
        <style:tab-stops>
          <style:tab-stop style:position="0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7.145cm"/>
          <style:tab-stop style:position="19.05cm"/>
          <style:tab-stop style:position="20.955cm"/>
          <style:tab-stop style:position="22.86cm"/>
          <style:tab-stop style:position="24.765cm"/>
          <style:tab-stop style:position="26.67cm"/>
          <style:tab-stop style:position="28.575cm"/>
          <style:tab-stop style:position="30.48cm"/>
          <style:tab-stop style:position="32.385cm"/>
          <style:tab-stop style:position="34.29cm"/>
          <style:tab-stop style:position="36.195cm"/>
          <style:tab-stop style:position="38.1cm"/>
          <style:tab-stop style:position="40.005cm"/>
          <style:tab-stop style:position="41.91cm"/>
          <style:tab-stop style:position="43.815cm"/>
          <style:tab-stop style:position="45.72cm"/>
          <style:tab-stop style:position="47.625cm"/>
          <style:tab-stop style:position="49.53cm"/>
          <style:tab-stop style:position="51.435cm"/>
          <style:tab-stop style:position="53.34cm"/>
          <style:tab-stop style:position="55.245cm"/>
        </style:tab-stops>
      </style:paragraph-properties>
      <style:text-properties style:font-name="Times" fo:font-family="Times" style:font-family-generic="roman" style:font-pitch="variable" fo:language="fr" fo:country="FR" style:font-name-asian="Times New Roman2" style:font-family-asian="'Times New Roman'" style:font-family-generic-asian="system" style:font-pitch-asian="variable" style:language-asian="fr" style:country-asian="FR" style:font-name-complex="Times New Roman2" style:font-family-complex="'Times New Roman'" style:font-family-generic-complex="system" style:font-pitch-complex="variabl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language="fr" fo:country="FR" fo:font-style="italic" fo:font-weight="bold" style:font-name-asian="Times New Roman2" style:font-family-asian="'Times New Roman'" style:font-family-generic-asian="system" style:font-pitch-asian="variable" style:language-asian="fr" style:country-asian="FR" style:font-style-asian="italic" style:font-weight-asian="bold" style:font-name-complex="Times New Roman2" style:font-family-complex="'Times New Roman'" style:font-family-generic-complex="system" style:font-pitch-complex="variable" style:font-style-complex="italic" style:font-weight-complex="bold"/>
    </style:style>
    <style:style style:name="Footer_20_Char" style:display-name="Footer Char" style:family="text" style:parent-style-name="Default_20_Paragraph_20_Font">
      <style:text-properties style:font-name="Times New Roman" fo:font-family="'Times New Roman'" style:font-family-generic="roman" style:font-pitch="variable" fo:language="fr" fo:country="FR" style:font-name-asian="Times New Roman2" style:font-family-asian="'Times New Roman'" style:font-family-generic-asian="system" style:font-pitch-asian="variable" style:language-asian="fr" style:country-asian="FR" style:font-name-complex="Times New Roman2" style:font-family-complex="'Times New Roman'" style:font-family-generic-complex="system" style:font-pitch-complex="variable"/>
    </style:style>
    <style:style style:name="ListLabel_20_1" style:display-name="ListLabel 1" style:family="text">
      <style:text-properties style:font-name="Garamond" fo:font-family="Garamond"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TORRES</meta:initial-creator>
    <dc:creator>Lionel TORRES</dc:creator>
    <meta:editing-cycles>1</meta:editing-cycles>
    <meta:creation-date>2014-10-27T12:48:00</meta:creation-date>
    <dc:date>2014-10-27T12:48:00</dc:date>
    <meta:editing-duration>P0D</meta:editing-duration>
    <meta:generator>LibreOffice/6.0.7.3$Linux_X86_64 LibreOffice_project/00m0$Build-3</meta:generator>
    <meta:document-statistic meta:table-count="0" meta:image-count="0" meta:object-count="0" meta:page-count="2" meta:paragraph-count="26" meta:word-count="525" meta:character-count="3133" meta:non-whitespace-character-count="2585"/>
    <meta:user-defined meta:name="AppVersion">14.0000</meta:user-defined>
    <meta:user-defined meta:name="Company">LIRM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